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315cm" fo:min-width="3.1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146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809cm"/>
    </style:style>
    <style:style style:name="gr8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66cm"/>
    </style:style>
    <style:style style:name="gr10" style:family="graphic" style:parent-style-name="objectwithoutfill">
      <style:graphic-properties draw:stroke="solid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6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6pt" style:font-size-complex="6pt"/>
    </style:style>
    <style:style style:name="P9" style:family="paragraph">
      <loext:graphic-properties draw:fill="none" draw:fill-color="#ffffff"/>
      <style:text-properties fo:font-size="12pt" fo:font-weight="bold" style:font-size-asian="6pt" style:font-weight-asian="bold" style:font-size-complex="6pt" style:font-weight-complex="bold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fo:font-size="12pt" style:font-size-asian="9pt" style:font-size-complex="9pt"/>
    </style:style>
    <style:style style:name="T4" style:family="text">
      <style:text-properties fo:font-size="12pt" style:font-size-asian="6pt" style:font-size-complex="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724cm" svg:height="2.599cm" svg:x="1.286cm" svg:y="6.977cm">
          <text:p text:style-name="P1"><text:span text:style-name="T1"><text:s/></text:span><text:span text:style-name="T1">RAM cell <text:s text:c="2"/>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34cm" svg:height="1.396cm" svg:x="3.715cm" svg:y="7.055cm">
          <draw:text-box>
            <text:p><text:span text:style-name="T2">stag</text:span></text:p>
          </draw:text-box>
        </draw:frame>
        <draw:frame draw:style-name="gr3" draw:text-style-name="P3" draw:layer="layout" svg:width="2.234cm" svg:height="1.397cm" svg:x="3.715cm" svg:y="8.79cm">
          <draw:text-box>
            <text:p><text:span text:style-name="T2">stag</text:span></text:p>
          </draw:text-box>
        </draw:frame>
        <draw:line draw:style-name="gr4" draw:text-style-name="P4" draw:layer="layout" svg:x1="3.893cm" svg:y1="8.926cm" svg:x2="4.943cm" svg:y2="8.926cm">
          <text:p/>
        </draw:line>
        <draw:g>
          <draw:line draw:style-name="gr4" draw:text-style-name="P4" draw:layer="layout" svg:x1="1.1cm" svg:y1="11.231cm" svg:x2="1.845cm" svg:y2="11.231cm">
            <text:p/>
          </draw:line>
          <draw:line draw:style-name="gr4" draw:text-style-name="P4" draw:layer="layout" svg:x1="1.286cm" svg:y1="11.35cm" svg:x2="1.658cm" svg:y2="11.35cm">
            <text:p/>
          </draw:line>
          <draw:line draw:style-name="gr4" draw:text-style-name="P4" draw:layer="layout" svg:x1="1.387cm" svg:y1="11.486cm" svg:x2="1.573cm" svg:y2="11.486cm">
            <text:p/>
          </draw:line>
        </draw:g>
        <draw:line draw:style-name="gr4" draw:text-style-name="P4" draw:layer="layout" svg:x1="1.489cm" svg:y1="10.842cm" svg:x2="1.489cm" svg:y2="11.214cm">
          <text:p/>
        </draw:line>
        <draw:line draw:style-name="gr4" draw:text-style-name="P4" draw:layer="layout" svg:x1="1.472cm" svg:y1="10.808cm" svg:x2="2.68cm" svg:y2="10.808cm">
          <text:p/>
        </draw:line>
        <draw:line draw:style-name="gr4" draw:text-style-name="P4" draw:layer="layout" svg:x1="4.971cm" svg:y1="7.366cm" svg:x2="12.788cm" svg:y2="7.366cm">
          <text:p/>
        </draw:line>
        <draw:line draw:style-name="gr4" draw:text-style-name="P4" draw:layer="layout" svg:x1="1.191cm" svg:y1="3.049cm" svg:x2="1.563cm" svg:y2="3.049cm">
          <text:p/>
        </draw:line>
        <draw:line draw:style-name="gr4" draw:text-style-name="P4" draw:layer="layout" svg:x1="1.377cm" svg:y1="3.049cm" svg:x2="1.377cm" svg:y2="5.655cm">
          <text:p/>
        </draw:line>
        <draw:custom-shape draw:style-name="gr5" draw:text-style-name="P5" draw:layer="layout" svg:width="0.186cm" svg:height="0.186cm" svg:x="2.189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1.919cm" svg:y1="3.97cm" svg:x2="2.103cm" svg:y2="3.97cm">
            <text:p/>
          </draw:line>
          <draw:line draw:style-name="gr4" draw:text-style-name="P4" draw:layer="layout" svg:x1="2.089cm" svg:y1="3.708cm" svg:x2="2.089cm" svg:y2="3.987cm">
            <text:p/>
          </draw:line>
          <draw:line draw:style-name="gr4" draw:text-style-name="P4" draw:layer="layout" svg:x1="2.089cm" svg:y1="3.725cm" svg:x2="2.459cm" svg:y2="3.725cm">
            <text:p/>
          </draw:line>
          <draw:line draw:style-name="gr4" draw:text-style-name="P4" draw:layer="layout" svg:x1="2.442cm" svg:y1="3.97cm" svg:x2="2.626cm" svg:y2="3.97cm">
            <text:p/>
          </draw:line>
          <draw:line draw:style-name="gr4" draw:text-style-name="P4" draw:layer="layout" svg:x1="2.461cm" svg:y1="3.708cm" svg:x2="2.461cm" svg:y2="3.987cm">
            <text:p/>
          </draw:line>
          <draw:line draw:style-name="gr4" draw:text-style-name="P4" draw:layer="layout" svg:x1="2.089cm" svg:y1="3.59cm" svg:x2="2.459cm" svg:y2="3.59cm">
            <text:p/>
          </draw:line>
        </draw:g>
        <draw:g>
          <draw:line draw:style-name="gr4" draw:text-style-name="P4" draw:layer="layout" svg:x1="1.936cm" svg:y1="5.648cm" svg:x2="2.12cm" svg:y2="5.648cm">
            <text:p/>
          </draw:line>
          <draw:line draw:style-name="gr4" draw:text-style-name="P4" draw:layer="layout" svg:x1="2.105cm" svg:y1="5.385cm" svg:x2="2.105cm" svg:y2="5.664cm">
            <text:p/>
          </draw:line>
          <draw:line draw:style-name="gr4" draw:text-style-name="P4" draw:layer="layout" svg:x1="2.105cm" svg:y1="5.402cm" svg:x2="2.475cm" svg:y2="5.402cm">
            <text:p/>
          </draw:line>
          <draw:line draw:style-name="gr4" draw:text-style-name="P4" draw:layer="layout" svg:x1="2.459cm" svg:y1="5.648cm" svg:x2="2.643cm" svg:y2="5.648cm">
            <text:p/>
          </draw:line>
          <draw:line draw:style-name="gr4" draw:text-style-name="P4" draw:layer="layout" svg:x1="2.478cm" svg:y1="5.385cm" svg:x2="2.478cm" svg:y2="5.664cm">
            <text:p/>
          </draw:line>
          <draw:line draw:style-name="gr4" draw:text-style-name="P4" draw:layer="layout" svg:x1="2.105cm" svg:y1="5.268cm" svg:x2="2.475cm" svg:y2="5.268cm">
            <text:p/>
          </draw:line>
        </draw:g>
        <draw:g>
          <draw:line draw:style-name="gr4" draw:text-style-name="P4" draw:layer="layout" svg:x1="1.936cm" svg:y1="5.089cm" svg:x2="2.12cm" svg:y2="5.089cm">
            <text:p/>
          </draw:line>
          <draw:line draw:style-name="gr4" draw:text-style-name="P4" draw:layer="layout" svg:x1="2.105cm" svg:y1="4.827cm" svg:x2="2.105cm" svg:y2="5.106cm">
            <text:p/>
          </draw:line>
          <draw:line draw:style-name="gr4" draw:text-style-name="P4" draw:layer="layout" svg:x1="2.105cm" svg:y1="4.843cm" svg:x2="2.475cm" svg:y2="4.843cm">
            <text:p/>
          </draw:line>
          <draw:line draw:style-name="gr4" draw:text-style-name="P4" draw:layer="layout" svg:x1="2.459cm" svg:y1="5.089cm" svg:x2="2.643cm" svg:y2="5.089cm">
            <text:p/>
          </draw:line>
          <draw:line draw:style-name="gr4" draw:text-style-name="P4" draw:layer="layout" svg:x1="2.478cm" svg:y1="4.827cm" svg:x2="2.478cm" svg:y2="5.106cm">
            <text:p/>
          </draw:line>
          <draw:line draw:style-name="gr4" draw:text-style-name="P4" draw:layer="layout" svg:x1="2.105cm" svg:y1="4.709cm" svg:x2="2.475cm" svg:y2="4.709cm">
            <text:p/>
          </draw:line>
        </draw:g>
        <draw:line draw:style-name="gr4" draw:text-style-name="P4" draw:layer="layout" svg:x1="1.394cm" svg:y1="3.963cm" svg:x2="1.953cm" svg:y2="3.963cm">
          <text:p/>
        </draw:line>
        <draw:line draw:style-name="gr4" draw:text-style-name="P4" draw:layer="layout" svg:x1="1.394cm" svg:y1="5.097cm" svg:x2="1.953cm" svg:y2="5.097cm">
          <text:p/>
        </draw:line>
        <draw:line draw:style-name="gr4" draw:text-style-name="P4" draw:layer="layout" svg:x1="1.394cm" svg:y1="5.655cm" svg:x2="1.953cm" svg:y2="5.655cm">
          <text:p/>
        </draw:line>
        <draw:g>
          <draw:line draw:style-name="gr4" draw:text-style-name="P4" draw:layer="layout" svg:x1="1.191cm" svg:y1="-0.606cm" svg:x2="1.29cm" svg:y2="-0.606cm">
            <text:p/>
          </draw:line>
          <draw:line draw:style-name="gr4" draw:text-style-name="P4" draw:layer="layout" svg:x1="1.282cm" svg:y1="-0.746cm" svg:x2="1.282cm" svg:y2="-0.596cm">
            <text:p/>
          </draw:line>
          <draw:line draw:style-name="gr4" draw:text-style-name="P4" draw:layer="layout" svg:x1="1.282cm" svg:y1="-0.738cm" svg:x2="1.481cm" svg:y2="-0.738cm">
            <text:p/>
          </draw:line>
          <draw:line draw:style-name="gr4" draw:text-style-name="P4" draw:layer="layout" svg:x1="1.472cm" svg:y1="-0.606cm" svg:x2="1.571cm" svg:y2="-0.606cm">
            <text:p/>
          </draw:line>
          <draw:line draw:style-name="gr4" draw:text-style-name="P4" draw:layer="layout" svg:x1="1.482cm" svg:y1="-0.746cm" svg:x2="1.482cm" svg:y2="-0.596cm">
            <text:p/>
          </draw:line>
          <draw:line draw:style-name="gr4" draw:text-style-name="P4" draw:layer="layout" svg:x1="1.282cm" svg:y1="-0.81cm" svg:x2="1.481cm" svg:y2="-0.81cm">
            <text:p/>
          </draw:line>
        </draw:g>
        <draw:custom-shape draw:style-name="gr6" draw:text-style-name="P6" draw:layer="layout" svg:width="0.08cm" svg:height="0.08cm" svg:x="0.801cm" svg:y="-0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1.295cm" svg:y="3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1.295cm" svg:y="5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86cm" svg:height="0.186cm" svg:x="2.191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86cm" svg:height="0.186cm" svg:x="2.193cm" svg:y="5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292cm" svg:y1="2.863cm" svg:x2="2.292cm" svg:y2="3.422cm">
          <text:p/>
        </draw:line>
        <draw:frame draw:style-name="gr7" draw:text-style-name="P7" draw:layer="layout" svg:width="2.606cm" svg:height="1.059cm" svg:x="1.594cm" svg:y="2.141cm">
          <draw:text-box>
            <text:p><text:span text:style-name="T3">pchg</text:span></text:p>
          </draw:text-box>
        </draw:frame>
        <draw:line draw:style-name="gr4" draw:text-style-name="P4" draw:layer="layout" svg:x1="2.297cm" svg:y1="4.538cm" svg:x2="2.297cm" svg:y2="3.607cm">
          <text:p/>
        </draw:line>
        <draw:line draw:style-name="gr4" draw:text-style-name="P4" draw:layer="layout" svg:x1="2.292cm" svg:y1="4.724cm" svg:x2="2.292cm" svg:y2="5.096cm">
          <text:p/>
        </draw:line>
        <draw:line draw:style-name="gr4" draw:text-style-name="P4" draw:layer="layout" svg:x1="1.817cm" svg:y1="2.321cm" svg:x2="2.748cm" svg:y2="2.321cm">
          <text:p/>
        </draw:line>
        <draw:line draw:style-name="gr8" draw:text-style-name="P4" draw:layer="layout" svg:x1="2.675cm" svg:y1="3.98cm" svg:x2="3.42cm" svg:y2="3.98cm">
          <text:p/>
        </draw:line>
        <draw:line draw:style-name="gr8" draw:text-style-name="P4" draw:layer="layout" svg:x1="2.677cm" svg:y1="5.097cm" svg:x2="3.422cm" svg:y2="5.097cm">
          <text:p/>
        </draw:line>
        <draw:line draw:style-name="gr4" draw:text-style-name="P4" draw:layer="layout" svg:x1="3.429cm" svg:y1="5.655cm" svg:x2="12.734cm" svg:y2="5.655cm">
          <text:p/>
        </draw:line>
        <draw:line draw:style-name="gr8" draw:text-style-name="P4" draw:layer="layout" svg:x1="2.679cm" svg:y1="5.655cm" svg:x2="3.424cm" svg:y2="5.655cm">
          <text:p/>
        </draw:line>
        <draw:line draw:style-name="gr4" draw:text-style-name="P4" draw:layer="layout" svg:x1="3.431cm" svg:y1="10.808cm" svg:x2="14.009cm" svg:y2="10.808cm">
          <text:p/>
        </draw:line>
        <draw:line draw:style-name="gr8" draw:text-style-name="P4" draw:layer="layout" svg:x1="2.681cm" svg:y1="10.808cm" svg:x2="3.426cm" svg:y2="10.808cm">
          <text:p/>
        </draw:line>
        <draw:frame draw:style-name="gr9" draw:text-style-name="P8" draw:layer="layout" svg:width="2.606cm" svg:height="0.91cm" svg:x="4.89cm" svg:y="2.019cm">
          <draw:text-box>
            <text:p><text:span text:style-name="T4">dtag 0</text:span></text:p>
          </draw:text-box>
        </draw:frame>
        <draw:line draw:style-name="gr4" draw:text-style-name="P4" draw:layer="layout" svg:x1="5.719cm" svg:y1="3.235cm" svg:x2="5.719cm" svg:y2="12.544cm">
          <text:p/>
        </draw:line>
        <draw:line draw:style-name="gr8" draw:text-style-name="P4" draw:layer="layout" svg:x1="5.719cm" svg:y1="2.676cm" svg:x2="5.719cm" svg:y2="3.235cm">
          <text:p/>
        </draw:line>
        <draw:line draw:style-name="gr8" draw:text-style-name="P4" draw:layer="layout" svg:x1="5.719cm" svg:y1="12.544cm" svg:x2="5.719cm" svg:y2="13.103cm">
          <text:p/>
        </draw:line>
        <draw:line draw:style-name="gr4" draw:text-style-name="P4" draw:layer="layout" svg:x1="5.025cm" svg:y1="2.126cm" svg:x2="6.447cm" svg:y2="2.126cm">
          <text:p/>
        </draw:line>
        <draw:frame draw:style-name="gr9" draw:text-style-name="P8" draw:layer="layout" svg:width="2.607cm" svg:height="0.91cm" svg:x="7.358cm" svg:y="1.9cm">
          <draw:text-box>
            <text:p><text:span text:style-name="T4">dtag 0</text:span></text:p>
          </draw:text-box>
        </draw:frame>
        <draw:line draw:style-name="gr4" draw:text-style-name="P4" draw:layer="layout" svg:x1="8.139cm" svg:y1="3.25cm" svg:x2="8.139cm" svg:y2="12.559cm">
          <text:p/>
        </draw:line>
        <draw:line draw:style-name="gr8" draw:text-style-name="P4" draw:layer="layout" svg:x1="8.139cm" svg:y1="2.691cm" svg:x2="8.139cm" svg:y2="3.25cm">
          <text:p/>
        </draw:line>
        <draw:line draw:style-name="gr8" draw:text-style-name="P4" draw:layer="layout" svg:x1="8.139cm" svg:y1="12.558cm" svg:x2="8.139cm" svg:y2="13.117cm">
          <text:p/>
        </draw:line>
        <draw:g>
          <draw:g>
            <draw:line draw:style-name="gr4" draw:text-style-name="P4" draw:layer="layout" svg:x1="7.242cm" svg:y1="8.718cm" svg:x2="7.242cm" svg:y2="8.941cm">
              <text:p/>
            </draw:line>
            <draw:line draw:style-name="gr4" draw:text-style-name="P4" draw:layer="layout" svg:x1="7.642cm" svg:y1="8.921cm" svg:x2="7.216cm" svg:y2="8.921cm">
              <text:p/>
            </draw:line>
            <draw:line draw:style-name="gr4" draw:text-style-name="P4" draw:layer="layout" svg:x1="7.618cm" svg:y1="8.921cm" svg:x2="7.618cm" svg:y2="9.368cm">
              <text:p/>
            </draw:line>
            <draw:line draw:style-name="gr4" draw:text-style-name="P4" draw:layer="layout" svg:x1="7.242cm" svg:y1="9.347cm" svg:x2="7.242cm" svg:y2="9.57cm">
              <text:p/>
            </draw:line>
            <draw:line draw:style-name="gr4" draw:text-style-name="P4" draw:layer="layout" svg:x1="7.642cm" svg:y1="9.369cm" svg:x2="7.216cm" svg:y2="9.369cm">
              <text:p/>
            </draw:line>
            <draw:line draw:style-name="gr4" draw:text-style-name="P4" draw:layer="layout" svg:x1="7.823cm" svg:y1="8.921cm" svg:x2="7.823cm" svg:y2="9.368cm">
              <text:p/>
            </draw:line>
          </draw:g>
          <draw:line draw:style-name="gr4" draw:text-style-name="P4" draw:layer="layout" svg:x1="7.234cm" svg:y1="8.82cm" svg:x2="7.234cm" svg:y2="6.772cm">
            <text:p/>
          </draw:line>
          <draw:g>
            <draw:line draw:style-name="gr4" draw:text-style-name="P4" draw:layer="layout" svg:x1="7.24cm" svg:y1="6.109cm" svg:x2="7.24cm" svg:y2="6.332cm">
              <text:p/>
            </draw:line>
            <draw:line draw:style-name="gr4" draw:text-style-name="P4" draw:layer="layout" svg:x1="7.64cm" svg:y1="6.312cm" svg:x2="7.214cm" svg:y2="6.312cm">
              <text:p/>
            </draw:line>
            <draw:line draw:style-name="gr4" draw:text-style-name="P4" draw:layer="layout" svg:x1="7.616cm" svg:y1="6.312cm" svg:x2="7.616cm" svg:y2="6.759cm">
              <text:p/>
            </draw:line>
            <draw:line draw:style-name="gr4" draw:text-style-name="P4" draw:layer="layout" svg:x1="7.24cm" svg:y1="6.739cm" svg:x2="7.24cm" svg:y2="6.962cm">
              <text:p/>
            </draw:line>
            <draw:line draw:style-name="gr4" draw:text-style-name="P4" draw:layer="layout" svg:x1="7.64cm" svg:y1="6.761cm" svg:x2="7.214cm" svg:y2="6.761cm">
              <text:p/>
            </draw:line>
            <draw:line draw:style-name="gr4" draw:text-style-name="P4" draw:layer="layout" svg:x1="7.821cm" svg:y1="6.312cm" svg:x2="7.821cm" svg:y2="6.759cm">
              <text:p/>
            </draw:line>
          </draw:g>
          <draw:line draw:style-name="gr4" draw:text-style-name="P4" draw:layer="layout" svg:x1="7.234cm" svg:y1="6.214cm" svg:x2="7.234cm" svg:y2="5.655cm">
            <text:p/>
          </draw:line>
          <draw:line draw:style-name="gr4" draw:text-style-name="P4" draw:layer="layout" svg:x1="8.132cm" svg:y1="6.552cm" svg:x2="7.797cm" svg:y2="6.552cm">
            <text:p/>
          </draw:line>
          <draw:custom-shape draw:style-name="gr6" draw:text-style-name="P6" draw:layer="layout" svg:width="0.149cm" svg:height="0.149cm" draw:transform="rotate (-3.14159265358979) translate (8.212cm 6.6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7.242cm" svg:y1="9.531cm" svg:x2="7.242cm" svg:y2="10.834cm">
            <text:p/>
          </draw:line>
        </draw:g>
        <draw:g>
          <draw:g>
            <draw:line draw:style-name="gr4" draw:text-style-name="P4" draw:layer="layout" svg:x1="6.594cm" svg:y1="7.772cm" svg:x2="6.594cm" svg:y2="7.549cm">
              <text:p/>
            </draw:line>
            <draw:line draw:style-name="gr4" draw:text-style-name="P4" draw:layer="layout" svg:x1="6.194cm" svg:y1="7.569cm" svg:x2="6.62cm" svg:y2="7.569cm">
              <text:p/>
            </draw:line>
            <draw:line draw:style-name="gr4" draw:text-style-name="P4" draw:layer="layout" svg:x1="6.218cm" svg:y1="7.569cm" svg:x2="6.218cm" svg:y2="7.122cm">
              <text:p/>
            </draw:line>
            <draw:line draw:style-name="gr4" draw:text-style-name="P4" draw:layer="layout" svg:x1="6.594cm" svg:y1="7.142cm" svg:x2="6.594cm" svg:y2="6.919cm">
              <text:p/>
            </draw:line>
            <draw:line draw:style-name="gr4" draw:text-style-name="P4" draw:layer="layout" svg:x1="6.194cm" svg:y1="7.12cm" svg:x2="6.62cm" svg:y2="7.12cm">
              <text:p/>
            </draw:line>
            <draw:line draw:style-name="gr4" draw:text-style-name="P4" draw:layer="layout" svg:x1="6.013cm" svg:y1="7.569cm" svg:x2="6.013cm" svg:y2="7.122cm">
              <text:p/>
            </draw:line>
          </draw:g>
          <draw:line draw:style-name="gr4" draw:text-style-name="P4" draw:layer="layout" svg:x1="6.601cm" svg:y1="7.67cm" svg:x2="6.601cm" svg:y2="9.718cm">
            <text:p/>
          </draw:line>
          <draw:g>
            <draw:line draw:style-name="gr4" draw:text-style-name="P4" draw:layer="layout" svg:x1="6.596cm" svg:y1="10.38cm" svg:x2="6.596cm" svg:y2="10.157cm">
              <text:p/>
            </draw:line>
            <draw:line draw:style-name="gr4" draw:text-style-name="P4" draw:layer="layout" svg:x1="6.196cm" svg:y1="10.177cm" svg:x2="6.622cm" svg:y2="10.177cm">
              <text:p/>
            </draw:line>
            <draw:line draw:style-name="gr4" draw:text-style-name="P4" draw:layer="layout" svg:x1="6.22cm" svg:y1="10.177cm" svg:x2="6.22cm" svg:y2="9.73cm">
              <text:p/>
            </draw:line>
            <draw:line draw:style-name="gr4" draw:text-style-name="P4" draw:layer="layout" svg:x1="6.596cm" svg:y1="9.751cm" svg:x2="6.596cm" svg:y2="9.528cm">
              <text:p/>
            </draw:line>
            <draw:line draw:style-name="gr4" draw:text-style-name="P4" draw:layer="layout" svg:x1="6.196cm" svg:y1="9.729cm" svg:x2="6.622cm" svg:y2="9.729cm">
              <text:p/>
            </draw:line>
            <draw:line draw:style-name="gr4" draw:text-style-name="P4" draw:layer="layout" svg:x1="6.015cm" svg:y1="10.177cm" svg:x2="6.015cm" svg:y2="9.73cm">
              <text:p/>
            </draw:line>
          </draw:g>
          <draw:line draw:style-name="gr4" draw:text-style-name="P4" draw:layer="layout" svg:x1="6.601cm" svg:y1="10.276cm" svg:x2="6.601cm" svg:y2="10.835cm">
            <text:p/>
          </draw:line>
          <draw:line draw:style-name="gr4" draw:text-style-name="P4" draw:layer="layout" svg:x1="5.704cm" svg:y1="9.937cm" svg:x2="6.039cm" svg:y2="9.937cm">
            <text:p/>
          </draw:line>
          <draw:custom-shape draw:style-name="gr6" draw:text-style-name="P6" draw:layer="layout" svg:width="0.149cm" svg:height="0.149cm" svg:x="5.624cm" svg:y="9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6.594cm" svg:y1="6.958cm" svg:x2="6.594cm" svg:y2="5.655cm">
            <text:p/>
          </draw:line>
        </draw:g>
        <draw:custom-shape draw:style-name="gr6" draw:text-style-name="P6" draw:layer="layout" svg:width="0.149cm" svg:height="0.149cm" svg:x="6.518cm" svg:y="10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7.16cm" svg:y="10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6.518cm" svg:y="5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7.145cm" svg:y="5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2.607cm" svg:height="0.91cm" svg:x="8.782cm" svg:y="1.917cm">
          <draw:text-box>
            <text:p><text:span text:style-name="T4">dtag 1</text:span></text:p>
          </draw:text-box>
        </draw:frame>
        <draw:line draw:style-name="gr4" draw:text-style-name="P4" draw:layer="layout" svg:x1="9.511cm" svg:y1="3.233cm" svg:x2="9.511cm" svg:y2="12.542cm">
          <text:p/>
        </draw:line>
        <draw:line draw:style-name="gr8" draw:text-style-name="P4" draw:layer="layout" svg:x1="9.511cm" svg:y1="2.674cm" svg:x2="9.511cm" svg:y2="3.233cm">
          <text:p/>
        </draw:line>
        <draw:line draw:style-name="gr8" draw:text-style-name="P4" draw:layer="layout" svg:x1="9.511cm" svg:y1="12.542cm" svg:x2="9.511cm" svg:y2="13.101cm">
          <text:p/>
        </draw:line>
        <draw:line draw:style-name="gr4" draw:text-style-name="P4" draw:layer="layout" svg:x1="8.901cm" svg:y1="2.024cm" svg:x2="10.323cm" svg:y2="2.024cm">
          <text:p/>
        </draw:line>
        <draw:frame draw:style-name="gr9" draw:text-style-name="P9" draw:layer="layout" svg:width="2.606cm" svg:height="0.91cm" svg:x="11.101cm" svg:y="1.932cm">
          <draw:text-box>
            <text:p><text:span text:style-name="T4">dtag 1</text:span></text:p>
          </draw:text-box>
        </draw:frame>
        <draw:line draw:style-name="gr4" draw:text-style-name="P4" draw:layer="layout" svg:x1="11.932cm" svg:y1="3.248cm" svg:x2="11.932cm" svg:y2="12.557cm">
          <text:p/>
        </draw:line>
        <draw:line draw:style-name="gr8" draw:text-style-name="P4" draw:layer="layout" svg:x1="11.932cm" svg:y1="2.689cm" svg:x2="11.932cm" svg:y2="3.248cm">
          <text:p/>
        </draw:line>
        <draw:line draw:style-name="gr8" draw:text-style-name="P4" draw:layer="layout" svg:x1="11.932cm" svg:y1="12.557cm" svg:x2="11.932cm" svg:y2="13.116cm">
          <text:p/>
        </draw:line>
        <draw:g>
          <draw:line draw:style-name="gr4" draw:text-style-name="P4" draw:layer="layout" svg:x1="11.034cm" svg:y1="8.716cm" svg:x2="11.034cm" svg:y2="8.939cm">
            <text:p/>
          </draw:line>
          <draw:line draw:style-name="gr4" draw:text-style-name="P4" draw:layer="layout" svg:x1="11.434cm" svg:y1="8.919cm" svg:x2="11.008cm" svg:y2="8.919cm">
            <text:p/>
          </draw:line>
          <draw:line draw:style-name="gr4" draw:text-style-name="P4" draw:layer="layout" svg:x1="11.41cm" svg:y1="8.919cm" svg:x2="11.41cm" svg:y2="9.366cm">
            <text:p/>
          </draw:line>
          <draw:line draw:style-name="gr4" draw:text-style-name="P4" draw:layer="layout" svg:x1="11.034cm" svg:y1="9.345cm" svg:x2="11.034cm" svg:y2="9.568cm">
            <text:p/>
          </draw:line>
          <draw:line draw:style-name="gr4" draw:text-style-name="P4" draw:layer="layout" svg:x1="11.434cm" svg:y1="9.367cm" svg:x2="11.008cm" svg:y2="9.367cm">
            <text:p/>
          </draw:line>
          <draw:line draw:style-name="gr4" draw:text-style-name="P4" draw:layer="layout" svg:x1="11.615cm" svg:y1="8.919cm" svg:x2="11.615cm" svg:y2="9.366cm">
            <text:p/>
          </draw:line>
        </draw:g>
        <draw:line draw:style-name="gr4" draw:text-style-name="P4" draw:layer="layout" svg:x1="11.027cm" svg:y1="8.818cm" svg:x2="11.027cm" svg:y2="6.77cm">
          <text:p/>
        </draw:line>
        <draw:g>
          <draw:line draw:style-name="gr4" draw:text-style-name="P4" draw:layer="layout" svg:x1="11.032cm" svg:y1="6.108cm" svg:x2="11.032cm" svg:y2="6.331cm">
            <text:p/>
          </draw:line>
          <draw:line draw:style-name="gr4" draw:text-style-name="P4" draw:layer="layout" svg:x1="11.432cm" svg:y1="6.31cm" svg:x2="11.006cm" svg:y2="6.31cm">
            <text:p/>
          </draw:line>
          <draw:line draw:style-name="gr4" draw:text-style-name="P4" draw:layer="layout" svg:x1="11.408cm" svg:y1="6.31cm" svg:x2="11.408cm" svg:y2="6.757cm">
            <text:p/>
          </draw:line>
          <draw:line draw:style-name="gr4" draw:text-style-name="P4" draw:layer="layout" svg:x1="11.032cm" svg:y1="6.737cm" svg:x2="11.032cm" svg:y2="6.96cm">
            <text:p/>
          </draw:line>
          <draw:line draw:style-name="gr4" draw:text-style-name="P4" draw:layer="layout" svg:x1="11.432cm" svg:y1="6.759cm" svg:x2="11.006cm" svg:y2="6.759cm">
            <text:p/>
          </draw:line>
          <draw:line draw:style-name="gr4" draw:text-style-name="P4" draw:layer="layout" svg:x1="11.613cm" svg:y1="6.31cm" svg:x2="11.613cm" svg:y2="6.757cm">
            <text:p/>
          </draw:line>
        </draw:g>
        <draw:line draw:style-name="gr4" draw:text-style-name="P4" draw:layer="layout" svg:x1="11.038cm" svg:y1="6.214cm" svg:x2="11.038cm" svg:y2="5.097cm">
          <text:p/>
        </draw:line>
        <draw:line draw:style-name="gr4" draw:text-style-name="P4" draw:layer="layout" svg:x1="11.924cm" svg:y1="6.551cm" svg:x2="11.589cm" svg:y2="6.551cm">
          <text:p/>
        </draw:line>
        <draw:custom-shape draw:style-name="gr6" draw:text-style-name="P6" draw:layer="layout" svg:width="0.149cm" svg:height="0.149cm" draw:transform="rotate (-3.14159265358979) translate (12.004cm 6.6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034cm" svg:y1="9.529cm" svg:x2="11.034cm" svg:y2="10.832cm">
          <text:p/>
        </draw:line>
        <draw:g>
          <draw:line draw:style-name="gr4" draw:text-style-name="P4" draw:layer="layout" svg:x1="10.386cm" svg:y1="7.77cm" svg:x2="10.386cm" svg:y2="7.547cm">
            <text:p/>
          </draw:line>
          <draw:line draw:style-name="gr4" draw:text-style-name="P4" draw:layer="layout" svg:x1="9.986cm" svg:y1="7.567cm" svg:x2="10.412cm" svg:y2="7.567cm">
            <text:p/>
          </draw:line>
          <draw:line draw:style-name="gr4" draw:text-style-name="P4" draw:layer="layout" svg:x1="10.01cm" svg:y1="7.567cm" svg:x2="10.01cm" svg:y2="7.12cm">
            <text:p/>
          </draw:line>
          <draw:line draw:style-name="gr4" draw:text-style-name="P4" draw:layer="layout" svg:x1="10.386cm" svg:y1="7.14cm" svg:x2="10.386cm" svg:y2="6.917cm">
            <text:p/>
          </draw:line>
          <draw:line draw:style-name="gr4" draw:text-style-name="P4" draw:layer="layout" svg:x1="9.986cm" svg:y1="7.118cm" svg:x2="10.412cm" svg:y2="7.118cm">
            <text:p/>
          </draw:line>
          <draw:line draw:style-name="gr4" draw:text-style-name="P4" draw:layer="layout" svg:x1="9.806cm" svg:y1="7.567cm" svg:x2="9.806cm" svg:y2="7.12cm">
            <text:p/>
          </draw:line>
        </draw:g>
        <draw:line draw:style-name="gr4" draw:text-style-name="P4" draw:layer="layout" svg:x1="10.394cm" svg:y1="7.668cm" svg:x2="10.394cm" svg:y2="9.716cm">
          <text:p/>
        </draw:line>
        <draw:g>
          <draw:line draw:style-name="gr4" draw:text-style-name="P4" draw:layer="layout" svg:x1="10.388cm" svg:y1="10.378cm" svg:x2="10.388cm" svg:y2="10.155cm">
            <text:p/>
          </draw:line>
          <draw:line draw:style-name="gr4" draw:text-style-name="P4" draw:layer="layout" svg:x1="9.988cm" svg:y1="10.175cm" svg:x2="10.414cm" svg:y2="10.175cm">
            <text:p/>
          </draw:line>
          <draw:line draw:style-name="gr4" draw:text-style-name="P4" draw:layer="layout" svg:x1="10.012cm" svg:y1="10.176cm" svg:x2="10.012cm" svg:y2="9.729cm">
            <text:p/>
          </draw:line>
          <draw:line draw:style-name="gr4" draw:text-style-name="P4" draw:layer="layout" svg:x1="10.388cm" svg:y1="9.749cm" svg:x2="10.388cm" svg:y2="9.526cm">
            <text:p/>
          </draw:line>
          <draw:line draw:style-name="gr4" draw:text-style-name="P4" draw:layer="layout" svg:x1="9.988cm" svg:y1="9.727cm" svg:x2="10.414cm" svg:y2="9.727cm">
            <text:p/>
          </draw:line>
          <draw:line draw:style-name="gr4" draw:text-style-name="P4" draw:layer="layout" svg:x1="9.807cm" svg:y1="10.176cm" svg:x2="9.807cm" svg:y2="9.729cm">
            <text:p/>
          </draw:line>
        </draw:g>
        <draw:line draw:style-name="gr4" draw:text-style-name="P4" draw:layer="layout" svg:x1="10.394cm" svg:y1="10.274cm" svg:x2="10.394cm" svg:y2="10.833cm">
          <text:p/>
        </draw:line>
        <draw:line draw:style-name="gr4" draw:text-style-name="P4" draw:layer="layout" svg:x1="9.496cm" svg:y1="9.935cm" svg:x2="9.831cm" svg:y2="9.935cm">
          <text:p/>
        </draw:line>
        <draw:custom-shape draw:style-name="gr6" draw:text-style-name="P6" draw:layer="layout" svg:width="0.149cm" svg:height="0.149cm" svg:x="9.416cm" svg:y="9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377cm" svg:y1="6.957cm" svg:x2="10.377cm" svg:y2="5.097cm">
          <text:p/>
        </draw:line>
        <draw:custom-shape draw:style-name="gr6" draw:text-style-name="P6" draw:layer="layout" svg:width="0.149cm" svg:height="0.149cm" svg:x="10.3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10.952cm" svg:y="10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10.31cm" svg:y="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8cm" svg:x="10.937cm" svg:y="5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756cm" svg:y1="10.808cm" svg:x2="13.315cm" svg:y2="10.808cm">
          <text:p/>
        </draw:line>
        <draw:line draw:style-name="gr8" draw:text-style-name="P4" draw:layer="layout" svg:x1="12.756cm" svg:y1="9.166cm" svg:x2="13.315cm" svg:y2="9.166cm">
          <text:p/>
        </draw:line>
        <draw:line draw:style-name="gr8" draw:text-style-name="P4" draw:layer="layout" svg:x1="12.756cm" svg:y1="7.372cm" svg:x2="13.315cm" svg:y2="7.372cm">
          <text:p/>
        </draw:line>
        <draw:line draw:style-name="gr8" draw:text-style-name="P4" draw:layer="layout" svg:x1="12.756cm" svg:y1="5.663cm" svg:x2="13.315cm" svg:y2="5.663cm">
          <text:p/>
        </draw:line>
        <draw:line draw:style-name="gr8" draw:text-style-name="P4" draw:layer="layout" svg:x1="12.756cm" svg:y1="5.104cm" svg:x2="13.315cm" svg:y2="5.104cm">
          <text:p/>
        </draw:line>
        <draw:line draw:style-name="gr8" draw:text-style-name="P4" draw:layer="layout" svg:x1="12.756cm" svg:y1="3.987cm" svg:x2="13.315cm" svg:y2="3.987cm">
          <text:p/>
        </draw:line>
        <draw:line draw:style-name="gr10" draw:text-style-name="P4" draw:layer="layout" svg:x1="13.315cm" svg:y1="10.805cm" svg:x2="16.666cm" svg:y2="10.805cm">
          <text:p/>
        </draw:line>
        <draw:frame draw:style-name="gr9" draw:text-style-name="P7" draw:layer="layout" svg:width="3.077cm" svg:height="0.91cm" svg:x="12.557cm" svg:y="1.932cm">
          <draw:text-box>
            <text:p><text:span text:style-name="T3">dtag </text:span><text:span text:style-name="T4">IW-1</text:span></text:p>
          </draw:text-box>
        </draw:frame>
        <draw:line draw:style-name="gr4" draw:text-style-name="P4" draw:layer="layout" svg:x1="13.806cm" svg:y1="3.248cm" svg:x2="13.806cm" svg:y2="12.557cm">
          <text:p/>
        </draw:line>
        <draw:line draw:style-name="gr8" draw:text-style-name="P4" draw:layer="layout" svg:x1="13.806cm" svg:y1="2.689cm" svg:x2="13.806cm" svg:y2="3.248cm">
          <text:p/>
        </draw:line>
        <draw:line draw:style-name="gr8" draw:text-style-name="P4" draw:layer="layout" svg:x1="13.806cm" svg:y1="12.557cm" svg:x2="13.806cm" svg:y2="13.116cm">
          <text:p/>
        </draw:line>
        <draw:line draw:style-name="gr4" draw:text-style-name="P10" draw:layer="layout" svg:x1="12.943cm" svg:y1="2.023cm" svg:x2="14.552cm" svg:y2="2.023cm">
          <text:p/>
        </draw:line>
        <draw:g>
          <draw:line draw:style-name="gr4" draw:text-style-name="P4" draw:layer="layout" svg:x1="15.329cm" svg:y1="8.731cm" svg:x2="15.329cm" svg:y2="8.954cm">
            <text:p/>
          </draw:line>
          <draw:line draw:style-name="gr4" draw:text-style-name="P4" draw:layer="layout" svg:x1="15.729cm" svg:y1="8.934cm" svg:x2="15.303cm" svg:y2="8.934cm">
            <text:p/>
          </draw:line>
          <draw:line draw:style-name="gr4" draw:text-style-name="P4" draw:layer="layout" svg:x1="15.705cm" svg:y1="8.934cm" svg:x2="15.705cm" svg:y2="9.381cm">
            <text:p/>
          </draw:line>
          <draw:line draw:style-name="gr4" draw:text-style-name="P4" draw:layer="layout" svg:x1="15.329cm" svg:y1="9.36cm" svg:x2="15.329cm" svg:y2="9.583cm">
            <text:p/>
          </draw:line>
          <draw:line draw:style-name="gr4" draw:text-style-name="P4" draw:layer="layout" svg:x1="15.729cm" svg:y1="9.382cm" svg:x2="15.303cm" svg:y2="9.382cm">
            <text:p/>
          </draw:line>
          <draw:line draw:style-name="gr4" draw:text-style-name="P4" draw:layer="layout" svg:x1="15.91cm" svg:y1="8.934cm" svg:x2="15.91cm" svg:y2="9.381cm">
            <text:p/>
          </draw:line>
        </draw:g>
        <draw:line draw:style-name="gr4" draw:text-style-name="P4" draw:layer="layout" svg:x1="15.322cm" svg:y1="8.833cm" svg:x2="15.322cm" svg:y2="6.785cm">
          <text:p/>
        </draw:line>
        <draw:g>
          <draw:line draw:style-name="gr4" draw:text-style-name="P4" draw:layer="layout" svg:x1="15.327cm" svg:y1="6.122cm" svg:x2="15.327cm" svg:y2="6.345cm">
            <text:p/>
          </draw:line>
          <draw:line draw:style-name="gr4" draw:text-style-name="P4" draw:layer="layout" svg:x1="15.727cm" svg:y1="6.325cm" svg:x2="15.301cm" svg:y2="6.325cm">
            <text:p/>
          </draw:line>
          <draw:line draw:style-name="gr4" draw:text-style-name="P4" draw:layer="layout" svg:x1="15.704cm" svg:y1="6.325cm" svg:x2="15.704cm" svg:y2="6.772cm">
            <text:p/>
          </draw:line>
          <draw:line draw:style-name="gr4" draw:text-style-name="P4" draw:layer="layout" svg:x1="15.327cm" svg:y1="6.752cm" svg:x2="15.327cm" svg:y2="6.975cm">
            <text:p/>
          </draw:line>
          <draw:line draw:style-name="gr4" draw:text-style-name="P4" draw:layer="layout" svg:x1="15.727cm" svg:y1="6.774cm" svg:x2="15.301cm" svg:y2="6.774cm">
            <text:p/>
          </draw:line>
          <draw:line draw:style-name="gr4" draw:text-style-name="P4" draw:layer="layout" svg:x1="15.908cm" svg:y1="6.325cm" svg:x2="15.908cm" svg:y2="6.772cm">
            <text:p/>
          </draw:line>
        </draw:g>
        <draw:line draw:style-name="gr4" draw:text-style-name="P4" draw:layer="layout" svg:x1="15.333cm" svg:y1="6.227cm" svg:x2="15.34cm" svg:y2="3.98cm">
          <text:p/>
        </draw:line>
        <draw:line draw:style-name="gr4" draw:text-style-name="P4" draw:layer="layout" svg:x1="16.219cm" svg:y1="6.566cm" svg:x2="15.884cm" svg:y2="6.566cm">
          <text:p/>
        </draw:line>
        <draw:custom-shape draw:style-name="gr6" draw:text-style-name="P6" draw:layer="layout" svg:width="0.149cm" svg:height="0.149cm" draw:transform="rotate (-3.14159265358979) translate (16.299cm 6.6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329cm" svg:y1="9.544cm" svg:x2="15.329cm" svg:y2="10.847cm">
          <text:p/>
        </draw:line>
        <draw:g>
          <draw:line draw:style-name="gr4" draw:text-style-name="P4" draw:layer="layout" svg:x1="14.681cm" svg:y1="7.785cm" svg:x2="14.681cm" svg:y2="7.562cm">
            <text:p/>
          </draw:line>
          <draw:line draw:style-name="gr4" draw:text-style-name="P4" draw:layer="layout" svg:x1="14.281cm" svg:y1="7.582cm" svg:x2="14.707cm" svg:y2="7.582cm">
            <text:p/>
          </draw:line>
          <draw:line draw:style-name="gr4" draw:text-style-name="P4" draw:layer="layout" svg:x1="14.305cm" svg:y1="7.582cm" svg:x2="14.305cm" svg:y2="7.135cm">
            <text:p/>
          </draw:line>
          <draw:line draw:style-name="gr4" draw:text-style-name="P4" draw:layer="layout" svg:x1="14.681cm" svg:y1="7.155cm" svg:x2="14.681cm" svg:y2="6.932cm">
            <text:p/>
          </draw:line>
          <draw:line draw:style-name="gr4" draw:text-style-name="P4" draw:layer="layout" svg:x1="14.281cm" svg:y1="7.133cm" svg:x2="14.707cm" svg:y2="7.133cm">
            <text:p/>
          </draw:line>
          <draw:line draw:style-name="gr4" draw:text-style-name="P4" draw:layer="layout" svg:x1="14.101cm" svg:y1="7.582cm" svg:x2="14.101cm" svg:y2="7.135cm">
            <text:p/>
          </draw:line>
        </draw:g>
        <draw:line draw:style-name="gr4" draw:text-style-name="P4" draw:layer="layout" svg:x1="14.689cm" svg:y1="7.683cm" svg:x2="14.689cm" svg:y2="9.731cm">
          <text:p/>
        </draw:line>
        <draw:g>
          <draw:line draw:style-name="gr4" draw:text-style-name="P4" draw:layer="layout" svg:x1="14.683cm" svg:y1="10.393cm" svg:x2="14.683cm" svg:y2="10.17cm">
            <text:p/>
          </draw:line>
          <draw:line draw:style-name="gr4" draw:text-style-name="P4" draw:layer="layout" svg:x1="14.283cm" svg:y1="10.19cm" svg:x2="14.709cm" svg:y2="10.19cm">
            <text:p/>
          </draw:line>
          <draw:line draw:style-name="gr4" draw:text-style-name="P4" draw:layer="layout" svg:x1="14.307cm" svg:y1="10.191cm" svg:x2="14.307cm" svg:y2="9.744cm">
            <text:p/>
          </draw:line>
          <draw:line draw:style-name="gr4" draw:text-style-name="P4" draw:layer="layout" svg:x1="14.683cm" svg:y1="9.764cm" svg:x2="14.683cm" svg:y2="9.541cm">
            <text:p/>
          </draw:line>
          <draw:line draw:style-name="gr4" draw:text-style-name="P4" draw:layer="layout" svg:x1="14.283cm" svg:y1="9.742cm" svg:x2="14.709cm" svg:y2="9.742cm">
            <text:p/>
          </draw:line>
          <draw:line draw:style-name="gr4" draw:text-style-name="P4" draw:layer="layout" svg:x1="14.102cm" svg:y1="10.191cm" svg:x2="14.102cm" svg:y2="9.744cm">
            <text:p/>
          </draw:line>
        </draw:g>
        <draw:line draw:style-name="gr4" draw:text-style-name="P4" draw:layer="layout" svg:x1="14.689cm" svg:y1="10.289cm" svg:x2="14.689cm" svg:y2="10.848cm">
          <text:p/>
        </draw:line>
        <draw:line draw:style-name="gr4" draw:text-style-name="P4" draw:layer="layout" svg:x1="13.792cm" svg:y1="9.95cm" svg:x2="14.127cm" svg:y2="9.95cm">
          <text:p/>
        </draw:line>
        <draw:custom-shape draw:style-name="gr6" draw:text-style-name="P6" draw:layer="layout" svg:width="0.149cm" svg:height="0.149cm" svg:x="13.711cm" svg:y="9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678cm" svg:y1="6.974cm" svg:x2="14.678cm" svg:y2="3.98cm">
          <text:p/>
        </draw:line>
        <draw:custom-shape draw:style-name="gr6" draw:text-style-name="P6" draw:layer="layout" svg:width="0.149cm" svg:height="0.149cm" svg:x="14.605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15.247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8cm" svg:x="14.605cm" svg:y="3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49cm" svg:height="0.149cm" svg:x="15.277cm" svg:y="3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972cm" svg:y1="9.161cm" svg:x2="12.789cm" svg:y2="9.161cm">
          <text:p/>
        </draw:line>
        <draw:line draw:style-name="gr10" draw:text-style-name="P4" draw:layer="layout" svg:x1="13.315cm" svg:y1="9.163cm" svg:x2="15.921cm" svg:y2="9.176cm">
          <text:p/>
        </draw:line>
        <draw:line draw:style-name="gr10" draw:text-style-name="P4" draw:layer="layout" svg:x1="13.33cm" svg:y1="7.375cm" svg:x2="14.077cm" svg:y2="7.375cm">
          <text:p/>
        </draw:line>
        <draw:line draw:style-name="gr10" draw:text-style-name="P4" draw:layer="layout" svg:x1="13.315cm" svg:y1="5.661cm" svg:x2="16.666cm" svg:y2="5.661cm">
          <text:p/>
        </draw:line>
        <draw:line draw:style-name="gr10" draw:text-style-name="P4" draw:layer="layout" svg:x1="13.315cm" svg:y1="5.102cm" svg:x2="16.666cm" svg:y2="5.102cm">
          <text:p/>
        </draw:line>
        <draw:line draw:style-name="gr10" draw:text-style-name="P4" draw:layer="layout" svg:x1="13.315cm" svg:y1="3.985cm" svg:x2="16.666cm" svg:y2="3.985cm">
          <text:p/>
        </draw:line>
        <draw:line draw:style-name="gr10" draw:text-style-name="P4" draw:layer="layout" svg:x1="13.315cm" svg:y1="5.102cm" svg:x2="16.666cm" svg:y2="5.102cm">
          <text:p/>
        </draw:line>
        <draw:line draw:style-name="gr4" draw:text-style-name="P4" draw:layer="layout" svg:x1="16.229cm" svg:y1="3.248cm" svg:x2="16.229cm" svg:y2="12.557cm">
          <text:p/>
        </draw:line>
        <draw:line draw:style-name="gr8" draw:text-style-name="P4" draw:layer="layout" svg:x1="16.229cm" svg:y1="2.689cm" svg:x2="16.229cm" svg:y2="3.248cm">
          <text:p/>
        </draw:line>
        <draw:line draw:style-name="gr8" draw:text-style-name="P4" draw:layer="layout" svg:x1="16.229cm" svg:y1="12.557cm" svg:x2="16.229cm" svg:y2="13.116cm">
          <text:p/>
        </draw:line>
        <draw:frame draw:style-name="gr9" draw:text-style-name="P7" draw:layer="layout" svg:width="3.077cm" svg:height="0.91cm" svg:x="14.979cm" svg:y="1.934cm">
          <draw:text-box>
            <text:p><text:span text:style-name="T3">dtag </text:span><text:span text:style-name="T5">IW</text:span><text:span text:style-name="T4">-1</text:span></text:p>
          </draw:text-box>
        </draw:frame>
        <draw:line draw:style-name="gr8" draw:text-style-name="P4" draw:layer="layout" svg:x1="16.666cm" svg:y1="10.808cm" svg:x2="17.225cm" svg:y2="10.808cm">
          <text:p/>
        </draw:line>
        <draw:frame draw:style-name="gr11" draw:text-style-name="P7" draw:layer="layout" svg:width="3.077cm" svg:height="0.911cm" svg:x="17.4cm" svg:y="3.596cm">
          <draw:text-box>
            <text:p><text:span text:style-name="T3">match </text:span><text:span text:style-name="T4">IW-1</text:span></text:p>
          </draw:text-box>
        </draw:frame>
        <draw:line draw:style-name="gr4" draw:text-style-name="P4" draw:layer="layout" svg:x1="3.429cm" svg:y1="5.097cm" svg:x2="12.734cm" svg:y2="5.097cm">
          <text:p/>
        </draw:line>
        <draw:line draw:style-name="gr4" draw:text-style-name="P4" draw:layer="layout" svg:x1="3.429cm" svg:y1="3.98cm" svg:x2="12.734cm" svg:y2="3.98cm">
          <text:p/>
        </draw:line>
        <draw:line draw:style-name="gr8" draw:text-style-name="P4" draw:layer="layout" svg:x1="16.666cm" svg:y1="5.663cm" svg:x2="17.225cm" svg:y2="5.663cm">
          <text:p/>
        </draw:line>
        <draw:line draw:style-name="gr8" draw:text-style-name="P4" draw:layer="layout" svg:x1="16.666cm" svg:y1="5.104cm" svg:x2="17.225cm" svg:y2="5.104cm">
          <text:p/>
        </draw:line>
        <draw:line draw:style-name="gr8" draw:text-style-name="P4" draw:layer="layout" svg:x1="16.666cm" svg:y1="3.987cm" svg:x2="17.225cm" svg:y2="3.987cm">
          <text:p/>
        </draw:line>
        <draw:frame draw:style-name="gr11" draw:text-style-name="P7" draw:layer="layout" svg:width="3.078cm" svg:height="0.911cm" svg:x="17.401cm" svg:y="4.715cm">
          <draw:text-box>
            <text:p><text:span text:style-name="T3">match </text:span><text:span text:style-name="T4">1</text:span></text:p>
          </draw:text-box>
        </draw:frame>
        <draw:frame draw:style-name="gr9" draw:text-style-name="P7" draw:layer="layout" svg:width="3.078cm" svg:height="0.91cm" svg:x="17.432cm" svg:y="5.305cm">
          <draw:text-box>
            <text:p><text:span text:style-name="T3">match 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27T16:06:48.291178297</dc:date>
    <meta:editing-duration>P2DT10H40M43S</meta:editing-duration>
    <meta:editing-cycles>67</meta:editing-cycles>
    <meta:generator>LibreOffice/6.0.7.3$Linux_X86_64 LibreOffice_project/00m0$Build-3</meta:generator>
    <meta:document-statistic meta:object-count="239"/>
  </office:meta>
</office:document-meta>
</file>